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Menlo" svg:font-family="Menlo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fo:font-weight="normal" fo:background-color="#f2f2f2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text-properties fo:font-variant="normal" fo:text-transform="none" fo:color="#333333" fo:letter-spacing="norm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padding="0.049cm" fo:border="0.035cm solid #000000" style:shadow="none"/>
    </style:style>
    <style:style style:name="P11" style:family="paragraph" style:parent-style-name="Text_20_body" style:list-style-name="L1">
      <style:paragraph-properties fo:padding="0.049cm" fo:border="0.035cm solid #000000" style:shadow="none"/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padding="0.049cm" fo:border="0.035cm solid #000000" style:shadow="none"/>
      <style:text-properties fo:background-color="transparent"/>
    </style:style>
    <style:style style:name="P13" style:family="paragraph" style:parent-style-name="Text_20_body" style:list-style-name="L1">
      <style:paragraph-properties fo:background-color="transparent" fo:padding="0.049cm" fo:border="0.035cm solid #000000" style:shadow="none">
        <style:background-image/>
      </style:paragraph-properties>
      <style:text-properties fo:background-color="transparent"/>
    </style:style>
    <style:style style:name="P14" style:family="paragraph" style:parent-style-name="Text_20_body" style:list-style-name="L1">
      <style:paragraph-properties fo:break-before="page"/>
      <style:text-properties fo:background-color="transparent"/>
    </style:style>
    <style:style style:name="P15" style:family="paragraph" style:parent-style-name="Text_20_body" style:list-style-name="L1">
      <style:paragraph-properties fo:margin-left="1.265cm" fo:margin-right="0cm" fo:text-indent="-0.621cm" style:auto-text-indent="false" fo:padding="0.049cm" fo:border="0.035cm solid #000000" style:shadow="none">
        <style:tab-stops/>
      </style:paragraph-properties>
    </style:style>
    <style:style style:name="T1" style:family="text">
      <style:text-properties style:font-name="Menlo" fo:font-size="10pt"/>
    </style:style>
    <style:style style:name="T2" style:family="text">
      <style:text-properties fo:color="#a80c8e" style:font-name="Courier" fo:font-size="11pt" fo:background-color="#f2f2f2"/>
    </style:style>
    <style:style style:name="T3" style:family="text">
      <style:text-properties fo:color="#a80c8e" style:font-name="Courier" fo:font-size="11pt" fo:font-weight="bold" style:font-weight-asian="bold" style:font-weight-complex="bold"/>
    </style:style>
    <style:style style:name="T4" style:family="text">
      <style:text-properties fo:color="#a80c8e" style:font-name="Courier" fo:font-size="11pt" fo:background-color="transparent"/>
    </style:style>
    <style:style style:name="T5" style:family="text">
      <style:text-properties fo:color="#a80c8e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6" style:family="text">
      <style:text-properties fo:color="#a80c8e" style:text-position="0% 100%" style:font-name="Courier" fo:font-size="11pt" fo:font-weight="normal" fo:background-color="transparent" style:font-name-asian="Courier1" style:font-size-asian="11pt" style:font-weight-asian="normal" style:font-name-complex="Courier1" style:font-size-complex="11pt" style:font-weight-complex="normal"/>
    </style:style>
    <style:style style:name="T7" style:family="text">
      <style:text-properties fo:color="#a80c8e" style:text-position="0% 100%" style:font-name="Courier" fo:font-size="11pt" fo:background-color="transparent" style:font-name-asian="Courier1" style:font-size-asian="11pt" style:font-name-complex="Courier1" style:font-size-complex="11pt"/>
    </style:style>
    <style:style style:name="T8" style:family="text">
      <style:text-properties fo:color="#5b2399" style:font-name="Courier" fo:font-size="11pt" fo:background-color="#f2f2f2"/>
    </style:style>
    <style:style style:name="T9" style:family="text">
      <style:text-properties fo:color="#5b2399" style:font-name="Courier" fo:font-size="11pt" fo:background-color="transparent"/>
    </style:style>
    <style:style style:name="T10" style:family="text">
      <style:text-properties fo:color="#5b2399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11" style:family="text">
      <style:text-properties fo:color="#5b2399" style:text-position="0% 100%" style:font-name="Courier" fo:font-size="11pt" fo:font-weight="normal" fo:background-color="transparent" style:font-name-asian="Courier1" style:font-size-asian="11pt" style:font-weight-asian="normal" style:font-name-complex="Courier1" style:font-size-complex="11pt" style:font-weight-complex="normal"/>
    </style:style>
    <style:style style:name="T12" style:family="text">
      <style:text-properties fo:color="#5b2399" style:text-position="0% 100%" style:font-name="Courier" fo:font-size="11pt" fo:background-color="transparent" style:font-name-asian="Courier1" style:font-size-asian="11pt" style:font-name-complex="Courier1" style:font-size-complex="11pt"/>
    </style:style>
    <style:style style:name="T13" style:family="text">
      <style:text-properties fo:color="#2d0c6d" style:font-name="Courier" fo:font-size="11pt" fo:background-color="#f2f2f2"/>
    </style:style>
    <style:style style:name="T14" style:family="text">
      <style:text-properties fo:color="#2d0c6d" style:font-name="Courier" fo:font-size="11pt" fo:font-weight="bold" style:font-weight-asian="bold" style:font-weight-complex="bold"/>
    </style:style>
    <style:style style:name="T15" style:family="text">
      <style:text-properties fo:color="#2d0c6d" style:font-name="Courier" fo:font-size="11pt" fo:background-color="transparent"/>
    </style:style>
    <style:style style:name="T16" style:family="text">
      <style:text-properties fo:color="#2d0c6d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17" style:family="text">
      <style:text-properties fo:color="#2d0c6d" style:text-position="0% 100%" style:font-name="Courier" fo:font-size="11pt" fo:background-color="transparent" style:font-name-asian="Courier1" style:font-size-asian="11pt" style:font-name-complex="Courier1" style:font-size-complex="11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c11914" style:font-name="Courier" fo:font-size="11pt" fo:background-color="#f2f2f2"/>
    </style:style>
    <style:style style:name="T25" style:family="text">
      <style:text-properties fo:color="#c11914" style:font-name="Courier" fo:font-size="11pt" fo:font-weight="bold" style:font-weight-asian="bold" style:font-weight-complex="bold"/>
    </style:style>
    <style:style style:name="T26" style:family="text">
      <style:text-properties fo:color="#c11914" style:font-name="Courier" fo:font-size="11pt" fo:background-color="transparent"/>
    </style:style>
    <style:style style:name="T27" style:family="text">
      <style:text-properties fo:color="#c11914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28" style:family="text">
      <style:text-properties fo:color="#c11914" style:text-position="0% 100%" style:font-name="Courier" fo:font-size="11pt" fo:font-weight="normal" fo:background-color="transparent" style:font-name-asian="Courier1" style:font-size-asian="11pt" style:font-weight-asian="normal" style:font-name-complex="Courier1" style:font-size-complex="11pt" style:font-weight-complex="normal"/>
    </style:style>
    <style:style style:name="T29" style:family="text">
      <style:text-properties fo:color="#b3b3b3" style:font-name="Menlo" fo:font-size="10pt"/>
    </style:style>
    <style:style style:name="T30" style:family="text">
      <style:text-properties fo:color="#b3b3b3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31" style:family="text">
      <style:text-properties fo:color="#b3b3b3" style:text-position="0% 100%" style:font-name="Courier" fo:font-size="11pt" fo:font-weight="normal" style:font-name-asian="Courier1" style:font-size-asian="11pt" style:font-weight-asian="normal" style:font-name-complex="Courier1" style:font-size-complex="11pt" style:font-weight-complex="normal"/>
    </style:style>
    <style:style style:name="T32" style:family="text">
      <style:text-properties fo:color="#b3b3b3" style:text-position="0% 100%" style:font-name="Courier" fo:font-size="11pt" fo:font-weight="normal" fo:background-color="transparent" style:font-name-asian="Courier1" style:font-size-asian="11pt" style:font-weight-asian="normal" style:font-name-complex="Courier1" style:font-size-complex="11pt" style:font-weight-complex="normal"/>
    </style:style>
    <style:style style:name="T33" style:family="text">
      <style:text-properties fo:color="#b3b3b3" style:font-name="Courier" fo:font-size="11pt" fo:background-color="transparent"/>
    </style:style>
    <style:style style:name="T34" style:family="text">
      <style:text-properties fo:color="#232323" style:font-name="Courier" fo:font-size="11pt"/>
    </style:style>
    <style:style style:name="T35" style:family="text">
      <style:text-properties fo:color="#232323" style:font-name="Courier" fo:font-size="11pt" fo:background-color="#f2f2f2"/>
    </style:style>
    <style:style style:name="T36" style:family="text">
      <style:text-properties fo:color="#232323" style:font-name="Courier" fo:font-size="11pt" fo:font-weight="bold" style:font-weight-asian="bold" style:font-weight-complex="bold"/>
    </style:style>
    <style:style style:name="T37" style:family="text">
      <style:text-properties fo:color="#232323" style:font-name="Courier" fo:font-size="11pt" fo:background-color="transparent"/>
    </style:style>
    <style:style style:name="T38" style:family="text">
      <style:text-properties fo:color="#232323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39" style:family="text">
      <style:text-properties fo:color="#232323" style:text-position="0% 100%" style:font-name="Courier" fo:font-size="11pt" fo:font-weight="normal" style:font-name-asian="Courier1" style:font-size-asian="11pt" style:font-weight-asian="normal" style:font-name-complex="Courier1" style:font-size-complex="11pt" style:font-weight-complex="normal"/>
    </style:style>
    <style:style style:name="T40" style:family="text">
      <style:text-properties fo:color="#232323" style:text-position="0% 100%" style:font-name="Courier" fo:font-size="11pt" fo:font-weight="normal" fo:background-color="transparent" style:font-name-asian="Courier1" style:font-size-asian="11pt" style:font-weight-asian="normal" style:font-name-complex="Courier1" style:font-size-complex="11pt" style:font-weight-complex="normal"/>
    </style:style>
    <style:style style:name="T41" style:family="text">
      <style:text-properties fo:color="#232323" style:text-position="0% 100%" style:font-name="Courier" fo:font-size="11pt" fo:background-color="transparent" style:font-name-asian="Courier1" style:font-size-asian="11pt" style:font-name-complex="Courier1" style:font-size-complex="11pt"/>
    </style:style>
    <style:style style:name="T42" style:family="text">
      <style:text-properties fo:color="#3d6d72" style:font-name="Courier" fo:font-size="11pt" fo:background-color="#f2f2f2"/>
    </style:style>
    <style:style style:name="T43" style:family="text">
      <style:text-properties fo:color="#3d6d72" style:font-name="Courier" fo:font-size="11pt" fo:background-color="transparent"/>
    </style:style>
    <style:style style:name="T44" style:family="text">
      <style:text-properties fo:color="#3d6d72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45" style:family="text">
      <style:text-properties fo:color="#3d6d72" style:text-position="0% 100%" style:font-name="Courier" fo:font-size="11pt" fo:font-weight="normal" fo:background-color="transparent" style:font-name-asian="Courier1" style:font-size-asian="11pt" style:font-weight-asian="normal" style:font-name-complex="Courier1" style:font-size-complex="11pt" style:font-weight-complex="normal"/>
    </style:style>
    <style:style style:name="T46" style:family="text">
      <style:text-properties fo:color="#1900ce" style:font-name="Courier" fo:font-size="11pt" fo:background-color="#f2f2f2"/>
    </style:style>
    <style:style style:name="T47" style:family="text">
      <style:text-properties fo:color="#000000" style:text-position="0% 100%" style:font-name="Courier1" fo:font-size="11pt" style:font-name-asian="Courier1" style:font-size-asian="11pt" style:font-name-complex="Courier1" style:font-size-complex="11pt"/>
    </style:style>
    <style:style style:name="T48" style:family="text">
      <style:text-properties fo:color="#000000" style:text-position="0% 100%" style:font-name="Courier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T49" style:family="text">
      <style:text-properties fo:color="#97007e" style:text-position="0% 100%" style:font-name="Courier1" fo:font-size="11pt" style:font-name-asian="Courier1" style:font-size-asian="11pt" style:font-name-complex="Courier1" style:font-size-complex="11pt"/>
    </style:style>
    <style:style style:name="T50" style:family="text">
      <style:text-properties fo:font-variant="normal" fo:text-transform="none" fo:color="#333333" fo:letter-spacing="normal" fo:font-weight="normal" style:font-weight-asian="normal" style:font-weight-complex="normal"/>
    </style:style>
    <style:style style:name="T51" style:family="text">
      <style:text-properties fo:font-variant="normal" fo:text-transform="none" fo:color="#333333" fo:letter-spacing="normal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333333" fo:letter-spacing="normal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color="#333333" fo:letter-spacing="normal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fo:color="#333333" style:font-name="Courier" fo:font-size="11pt" fo:letter-spacing="normal" fo:font-style="normal" fo:font-weight="normal" fo:background-color="transparent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333333" style:font-name="Times New Roman" fo:font-size="12pt" fo:letter-spacing="normal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333333" style:font-name="Times New Roman" fo:font-size="12pt" fo:letter-spacing="normal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variant="normal" fo:text-transform="none" fo:color="#232323" style:font-name="Courier" fo:font-size="11pt" fo:letter-spacing="normal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232323" style:font-name="Courier" fo:font-size="11pt" fo:letter-spacing="normal" fo:font-style="normal" fo:font-weight="normal" fo:background-color="transparent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232323" style:font-name="Courier" fo:font-size="11pt" fo:letter-spacing="normal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232323" style:font-name="Courier" fo:font-size="11pt" fo:letter-spacing="normal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variant="normal" fo:text-transform="none" fo:color="#232323" style:font-name="Times New Roman" fo:font-size="12pt" fo:letter-spacing="normal" fo:font-style="normal" fo:font-weight="normal" fo:background-color="#f2f2f2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a80c8e" style:font-name="Courier" fo:font-size="11pt" fo:letter-spacing="normal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a80c8e" style:font-name="Courier" fo:font-size="11pt" fo:letter-spacing="normal" fo:font-style="normal" fo:font-weight="normal" fo:background-color="#f2f2f2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5b2399" style:font-name="Courier" fo:font-size="11pt" fo:letter-spacing="normal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234449" style:font-name="Courier" fo:font-size="11pt" fo:background-color="transparent"/>
    </style:style>
    <style:style style:name="T67" style:family="text">
      <style:text-properties fo:color="#234449" style:text-position="0% 100%" style:font-name="Courier" fo:font-size="11pt" fo:font-weight="normal" fo:background-color="transparent" style:font-name-asian="Courier1" style:font-size-asian="11pt" style:font-weight-asian="normal" style:font-name-complex="Courier1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cialNetwork Tutorial</text:h>
      <text:p text:style-name="Text_20_body">Based on Chapter 11 (pages 745 - 780) from iOS 6 by Tutorials; refer to that chapter for a more detailed explanation of the steps involved in this tutorial. <text:s/>The steps in this tutorial start at Page 762.</text:p>
      <text:p text:style-name="P1">Getting Started: <text:span text:style-name="T21">Use the project in the </text:span><text:span text:style-name="T20">SocialNetworkTutorial</text:span><text:span text:style-name="T23"> folder.</text:span></text:p>
      <text:h text:style-name="Heading_20_3" text:outline-level="3">Part 1</text:h>
      <text:p text:style-name="Text_20_body"><text:span text:style-name="T18">Objective:</text:span> Display a UIActivityController.</text:p>
      <text:list xml:id="list1943857019" text:style-name="L1">
        <text:list-item>
          <text:p text:style-name="P6">Add the following code to the <text:span text:style-name="T19">actionTapped:</text:span> selector of <text:span text:style-name="T18">SocialViewController.m</text:span><text:span text:style-name="T21">. </text:span></text:p>
          <text:p text:style-name="P10"><text:span text:style-name="T29">- (IBAction)actionTapped <text:line-break/>{ <text:line-break/><text:tab/></text:span><text:span text:style-name="T8">NSString </text:span><text:span text:style-name="T35">*initalTextString = [</text:span><text:span text:style-name="T8">NSString </text:span><text:span text:style-name="T13">stringWithFormat</text:span><text:span text:style-name="T35">:</text:span><text:span text:style-name="T24">@"Fun Fact: %@"</text:span><text:span text:style-name="T35">, </text:span><text:span text:style-name="T2">self</text:span><text:span text:style-name="T35">.</text:span><text:span text:style-name="T42">factTextView</text:span><text:span text:style-name="T35">.</text:span><text:span text:style-name="T8">text</text:span><text:span text:style-name="T35">]; <text:line-break/><text:tab/></text:span><text:span text:style-name="T8">UIActivityViewController </text:span><text:span text:style-name="T35">*activityViewController = [[</text:span><text:span text:style-name="T8">UIActivityViewController </text:span><text:span text:style-name="T13">alloc</text:span><text:span text:style-name="T35">] </text:span><text:span text:style-name="T13">initWithActivityItems</text:span><text:span text:style-name="T35">:</text:span><text:span text:style-name="T46">@[</text:span><text:span text:style-name="T35">initalTextString</text:span><text:span text:style-name="T46">] </text:span><text:span text:style-name="T13">applicationActivities</text:span><text:span text:style-name="T35">:</text:span><text:span text:style-name="T2">nil</text:span><text:span text:style-name="T35">];<text:line-break/><text:tab/>[</text:span><text:span text:style-name="T2">self </text:span><text:span text:style-name="T13">presentViewController</text:span><text:span text:style-name="T35">:activityViewController </text:span><text:span text:style-name="T13">animated</text:span><text:span text:style-name="T35">:</text:span><text:span text:style-name="T2">YES </text:span><text:span text:style-name="T13">completion</text:span><text:span text:style-name="T35">:</text:span><text:span text:style-name="T2">nil</text:span><text:span text:style-name="T35">];</text:span><text:span text:style-name="T1"><text:line-break/></text:span><text:span text:style-name="T29">}</text:span></text:p>
          <text:p text:style-name="P6"><text:span text:style-name="T18"><text:line-break/>What this does: </text:span><text:span text:style-name="T23">This creates a </text:span><text:span text:style-name="T22">UIActivityViewController</text:span><text:span text:style-name="T23">, sets the text it will display (the post), and then presents the view controller. <text:s/>Note that it displays several different optional activities, which are device and settings dependent.<text:line-break/></text:span></text:p>
        </text:list-item>
        <text:list-item>
          <text:p text:style-name="P6"><text:span text:style-name="T22">RUN THE APP.</text:span><text:span text:style-name="T23"> <text:s/>Pressing the action button should present the view controller that was created in the above step.<text:line-break/></text:span></text:p>
        </text:list-item>
        <text:list-item>
          <text:p text:style-name="P6"><text:span text:style-name="T23">Add a property that is a boolean called </text:span><text:span text:style-name="T20">deviceWasShaken</text:span><text:span text:style-name="T23"> to the </text:span><text:span text:style-name="T22">SocialViewController </text:span><text:span text:style-name="T23">class. For a hint, see the line of code below. </text:span></text:p>
          <text:p text:style-name="P11"><text:span text:style-name="T49">@property </text:span><text:span text:style-name="T47">(</text:span><text:span text:style-name="T49">assign</text:span><text:span text:style-name="T47">, </text:span><text:span text:style-name="T49">nonatomic</text:span><text:span text:style-name="T47">) </text:span><text:span text:style-name="T49">BOOL </text:span><text:span text:style-name="T47">deviceWasShaken;</text:span></text:p>
          <text:p text:style-name="P6"/>
        </text:list-item>
        <text:list-item>
          <text:p text:style-name="P6"><text:span text:style-name="T23">In the </text:span><text:span text:style-name="T20">motionEnded:withEvent: </text:span><text:span text:style-name="T23">selector, modify the boolean property that was created in the previous step.</text:span></text:p>
          <text:p text:style-name="P13"><text:span text:style-name="T30">if (motion == UIEventSubtypeMotionShake) {</text:span><text:span text:style-name="T48"> <text:line-break/><text:tab/></text:span><text:span text:style-name="T5">self</text:span><text:span text:style-name="T48">.</text:span><text:span text:style-name="T44">deviceWasShaken </text:span><text:span text:style-name="T48">= </text:span><text:span text:style-name="T5">YES</text:span><text:span text:style-name="T48">;<text:line-break/><text:tab/></text:span><text:span text:style-name="T30">//... <text:line-break/>}</text:span></text:p>
        </text:list-item>
      </text:list>
      <text:p text:style-name="P2"/>
      <text:list xml:id="list1026293897" text:continue-numbering="true" text:style-name="L1">
        <text:list-header>
          <text:p text:style-name="P7"/>
        </text:list-header>
        <text:list-item>
          <text:p text:style-name="P14"><text:span text:style-name="T23">Modify the code in the </text:span><text:span text:style-name="T20">actionTapped</text:span><text:span text:style-name="T23"> selector to check to see if the deviceWasShaken or not.</text:span></text:p>
          <text:p text:style-name="P12"><text:span text:style-name="T31">- (IBAction)actionTapped {</text:span><text:span text:style-name="T38"><text:line-break/><text:tab/></text:span><text:span text:style-name="T5">if </text:span><text:span text:style-name="T38">(</text:span><text:span text:style-name="T5">self</text:span><text:span text:style-name="T38">.</text:span><text:span text:style-name="T44">deviceWasShaken</text:span><text:span text:style-name="T38">) {</text:span><text:span text:style-name="T39"><text:line-break/></text:span><text:span text:style-name="T31"><text:tab/><text:tab/>//... Code that was already here.</text:span><text:span text:style-name="T38"><text:line-break/><text:tab/>} </text:span><text:span text:style-name="T5">else </text:span><text:span text:style-name="T38">{ <text:line-break/><text:tab/><text:tab/></text:span><text:span text:style-name="T10">UIAlertView </text:span><text:span text:style-name="T38">*alertView = [[</text:span><text:span text:style-name="T10">UIAlertView </text:span><text:span text:style-name="T16">alloc</text:span><text:span text:style-name="T38">]<text:line-break/><text:tab/><text:tab/><text:tab/></text:span><text:span text:style-name="T16">initWithTitle</text:span><text:span text:style-name="T38">:</text:span><text:span text:style-name="T27">@"Shake" <text:line-break/><text:tab/><text:tab/><text:tab/></text:span><text:span text:style-name="T16">message</text:span><text:span text:style-name="T38">:</text:span><text:span text:style-name="T27">@"Before you can share, please shake the </text:span><text:span text:style-name="T25">device in order to get a random Fun Fact" <text:line-break/><text:tab/><text:tab/><text:tab/></text:span><text:span text:style-name="T14">delegate</text:span><text:span text:style-name="T36">:</text:span><text:span text:style-name="T3">nil <text:line-break/><text:tab/><text:tab/><text:tab/></text:span><text:span text:style-name="T14">cancelButtonTitle</text:span><text:span text:style-name="T36">:</text:span><text:span text:style-name="T25">@"Dismiss" </text:span><text:span text:style-name="T14">otherButtonTitles</text:span><text:span text:style-name="T36">:</text:span><text:span text:style-name="T3">nil</text:span><text:span text:style-name="T36">];</text:span><text:span text:style-name="T34"><text:line-break/><text:tab/><text:tab/></text:span><text:span text:style-name="T38">[alertView </text:span><text:span text:style-name="T16">show</text:span><text:span text:style-name="T38">];<text:line-break/><text:tab/>}<text:line-break/></text:span><text:span text:style-name="T30">}</text:span></text:p>
        </text:list-item>
      </text:list>
      <text:p text:style-name="P3"/>
      <text:list xml:id="list439775250" text:continue-numbering="true" text:style-name="L1">
        <text:list-item>
          <text:p text:style-name="P6"><text:span text:style-name="T22">RUN THE APP.</text:span><text:span text:style-name="T23"> <text:s/>Note that a </text:span><text:span text:style-name="T20">shake gesture</text:span><text:span text:style-name="T23"> can be sent to the simulator from the </text:span><text:span text:style-name="T22">Hardware</text:span><text:span text:style-name="T23"> menu or by pressing ^</text:span><text:span text:style-name="T50">⌘</text:span><text:span text:style-name="T51">Z (CONTROL+COMMAND+Z). <text:s/>If you press the action button before sending the shake gesture, the </text:span><text:span text:style-name="T52">UIAlertView</text:span><text:span text:style-name="T51"> will appear; <text:s/>if the shake gesture has been sent, the activity view controller will appear.</text:span></text:p>
          <text:p text:style-name="P8"/>
        </text:list-item>
        <text:list-item>
          <text:p text:style-name="P6"><text:span text:style-name="T51">Add the </text:span><text:span text:style-name="T52">Social.Framework</text:span><text:span text:style-name="T51"> to the project, and make sure you import </text:span><text:span text:style-name="T53">&lt;Social.Social.h&gt;</text:span><text:span text:style-name="T51"> where required. <text:s/>Please see the instructions starting at the bottom of page 765 for more details.</text:span></text:p>
          <text:p text:style-name="P8"/>
        </text:list-item>
        <text:list-item>
          <text:p text:style-name="P6"><text:span text:style-name="T51">Add the following enumerator declaration to </text:span><text:span text:style-name="T52">SocialViewController.m</text:span><text:span text:style-name="T51">, just below the </text:span><text:span text:style-name="T53">#define</text:span><text:span text:style-name="T51"> lines.</text:span></text:p>
          <text:p text:style-name="P12"><text:span text:style-name="T63">typedef enum </text:span><text:span text:style-name="T58">SocialButtonTags {<text:line-break/><text:tab/></text:span><text:span text:style-name="T34">SocialButtonTagFacebook, <text:line-break/><text:tab/>SocialButtonTagSinaWeibo, <text:line-break/><text:tab/>SocialButtonTagTwitter <text:line-break/>} SocialButtonTags;</text:span></text:p>
          <text:p text:style-name="P6"><text:span text:style-name="T52">What this does: </text:span><text:span text:style-name="T51">This creates list of constants that belong to a named group. <text:s/>This is almost the same as writing:<text:line-break/><text:tab/></text:span><text:span text:style-name="T59">SocialButtonTagFacebook = 0;<text:line-break/><text:tab/>SocialButtonTagSinaWeibo = 1;<text:line-break/><text:tab/>SocialButtonTagTwitter = 2;</text:span><text:span text:style-name="T54"><text:line-break/></text:span></text:p>
        </text:list-item>
        <text:list-item>
          <text:p text:style-name="P6"><text:span text:style-name="T51">Add the following code to the </text:span><text:span text:style-name="T53">socialTapped: </text:span><text:span text:style-name="T51">selector in </text:span><text:span text:style-name="T52">SocialViewController.m</text:span><text:span text:style-name="T51">. <text:s/>Note that the sender “tag” was already set in the project when it was opened, and can be found in the </text:span><text:span text:style-name="T52">MainStoryBoard.storyboard</text:span><text:span text:style-name="T51"> file.</text:span></text:p>
          <text:p text:style-name="P15"><text:span text:style-name="T32">- (IBAction)socialTapped:(id)sender {</text:span><text:span text:style-name="T40"><text:line-break/> <text:tab/></text:span><text:span text:style-name="T6">if </text:span><text:span text:style-name="T40">(</text:span><text:span text:style-name="T6">self</text:span><text:span text:style-name="T40">.</text:span><text:span text:style-name="T45">deviceWasShaken</text:span><text:span text:style-name="T40">){<text:line-break/> <text:tab/><text:tab/></text:span><text:span text:style-name="T11">NSString </text:span><text:span text:style-name="T40">*serviceType = </text:span><text:span text:style-name="T28">@""</text:span><text:span text:style-name="T40">;<text:line-break/><text:tab/><text:tab/></text:span><text:span text:style-name="T6">switch </text:span><text:span text:style-name="T40">(((</text:span><text:span text:style-name="T11">UIButton </text:span><text:span text:style-name="T40">*)sender).</text:span><text:span text:style-name="T11">tag</text:span><text:span text:style-name="T40">) {<text:line-break/><text:tab/><text:tab/><text:tab/></text:span><text:span text:style-name="T6">case </text:span><text:span text:style-name="T67">SocialButtonTagFacebook</text:span><text:span text:style-name="T40">: <text:line-break/><text:tab/><text:tab/><text:tab/><text:tab/>serviceType = </text:span><text:span text:style-name="T11">SLServiceTypeFacebook</text:span><text:span text:style-name="T40">;<text:line-break/><text:tab/><text:tab/><text:tab/><text:tab/></text:span><text:span text:style-name="T6">break</text:span><text:span text:style-name="T40">;<text:line-break/><text:tab/><text:tab/><text:tab/></text:span><text:span text:style-name="T6">case </text:span><text:span text:style-name="T67">SocialButtonTagSinaWeibo</text:span><text:span text:style-name="T40">: <text:line-break/><text:tab/><text:tab/><text:tab/><text:tab/>serviceType = </text:span><text:span text:style-name="T11">SLServiceTypeSinaWeibo</text:span><text:span text:style-name="T40">; <text:line-break/><text:tab/><text:tab/><text:tab/><text:tab/></text:span><text:span text:style-name="T6">break</text:span><text:span text:style-name="T40">; <text:tab/><text:line-break/><text:tab/><text:tab/><text:tab/></text:span><text:span text:style-name="T6">case </text:span><text:span text:style-name="T67">SocialButtonTagTwitter</text:span><text:span text:style-name="T40">: <text:line-break/></text:span><text:span text:style-name="T40"><text:tab/><text:tab/><text:tab/><text:tab/>serviceType = </text:span><text:span text:style-name="T11">SLServiceTypeTwitter</text:span><text:span text:style-name="T40">; <text:line-break/><text:tab/><text:tab/><text:tab/><text:tab/></text:span><text:span text:style-name="T6">break</text:span><text:span text:style-name="T40">;<text:line-break/><text:tab/><text:tab/><text:tab/></text:span><text:span text:style-name="T6">default</text:span><text:span text:style-name="T40">:<text:line-break/></text:span><text:soft-page-break/><text:span text:style-name="T40"><text:tab/><text:tab/><text:tab/><text:tab/></text:span><text:span text:style-name="T6">break</text:span><text:span text:style-name="T40">;<text:line-break/><text:tab/><text:tab/>}<text:line-break/><text:tab/><text:tab/></text:span><text:span text:style-name="T7">if </text:span><text:span text:style-name="T41">(![</text:span><text:span text:style-name="T12">SLComposeViewController </text:span><text:span text:style-name="T17">isAvailableForServiceType</text:span><text:span text:style-name="T41">:serviceType]) </text:span><text:span text:style-name="T37">{<text:line-break/><text:tab/><text:tab/><text:tab/>[</text:span><text:span text:style-name="T4">self </text:span><text:span text:style-name="T66">showUnavailableAlertForServiceType</text:span><text:span text:style-name="T37">:serviceType];<text:line-break/><text:tab/><text:tab/>} </text:span><text:span text:style-name="T4">else </text:span><text:span text:style-name="T37">{<text:line-break/><text:tab/><text:tab/><text:tab/></text:span><text:span text:style-name="T9">SLComposeViewController </text:span><text:span text:style-name="T37">*composeViewController = [</text:span><text:span text:style-name="T9">SLComposeViewController </text:span><text:span text:style-name="T15">composeViewControllerForServiceType</text:span><text:span text:style-name="T37">:serviceType];<text:line-break/><text:tab/><text:tab/><text:tab/>[composeViewController </text:span><text:span text:style-name="T15">addImage</text:span><text:span text:style-name="T37">:</text:span><text:span text:style-name="T4">self</text:span><text:span text:style-name="T37">.</text:span><text:span text:style-name="T43">authorImageView</text:span><text:span text:style-name="T37">.</text:span><text:span text:style-name="T9">image</text:span><text:span text:style-name="T37">]; <text:line-break/><text:tab/><text:tab/><text:tab/></text:span><text:span text:style-name="T9">NSString </text:span><text:span text:style-name="T37">*initalTextString = [</text:span><text:span text:style-name="T9">NSString </text:span><text:span text:style-name="T15">stringWithFormat</text:span><text:span text:style-name="T37">:</text:span><text:span text:style-name="T26">@"Fun Fact: %@"</text:span><text:span text:style-name="T37">, </text:span><text:span text:style-name="T4">self</text:span><text:span text:style-name="T37">.</text:span><text:span text:style-name="T43">factTextView</text:span><text:span text:style-name="T37">.</text:span><text:span text:style-name="T9">text</text:span><text:span text:style-name="T37">]; <text:line-break/><text:tab/><text:tab/><text:tab/>[composeViewController </text:span><text:span text:style-name="T15">setInitialText</text:span><text:span text:style-name="T37">:initalTextString];<text:line-break/><text:tab/><text:tab/><text:tab/>[</text:span><text:span text:style-name="T4">self </text:span><text:span text:style-name="T15">presentViewController</text:span><text:span text:style-name="T37">:composeViewController </text:span><text:span text:style-name="T15">animated</text:span><text:span text:style-name="T37">:</text:span><text:span text:style-name="T4">YES </text:span><text:span text:style-name="T15">completion</text:span><text:span text:style-name="T37">:</text:span><text:span text:style-name="T4">nil</text:span><text:span text:style-name="T37">];<text:line-break/><text:tab/><text:tab/>}<text:line-break/><text:tab/>} else {<text:line-break/><text:tab/><text:tab/></text:span><text:span text:style-name="T9">UIAlertView </text:span><text:span text:style-name="T37">*alertView = [[</text:span><text:span text:style-name="T9">UIAlertView </text:span><text:span text:style-name="T15">alloc</text:span><text:span text:style-name="T37">] <text:tab/><text:tab/><text:tab/><text:tab/><text:tab/><text:tab/><text:tab/></text:span><text:span text:style-name="T15">initWithTitle</text:span><text:span text:style-name="T37">:</text:span><text:span text:style-name="T26">@"Shake" <text:line-break/><text:tab/><text:tab/><text:tab/><text:tab/></text:span><text:span text:style-name="T15">message</text:span><text:span text:style-name="T37">:</text:span><text:span text:style-name="T26">@"Before you can share, please shake the device in order to get a random Fun Fact" <text:line-break/><text:tab/><text:tab/><text:tab/><text:tab/></text:span><text:span text:style-name="T15">delegate</text:span><text:span text:style-name="T37">:</text:span><text:span text:style-name="T4">nil <text:line-break/><text:tab/><text:tab/><text:tab/><text:tab/></text:span><text:span text:style-name="T15">cancelButtonTitle</text:span><text:span text:style-name="T37">:</text:span><text:span text:style-name="T26">@"Dismiss" <text:line-break/><text:tab/><text:tab/><text:tab/><text:tab/></text:span><text:span text:style-name="T15">otherButtonTitles</text:span><text:span text:style-name="T37">:</text:span><text:span text:style-name="T4">nil</text:span><text:span text:style-name="T37">]; <text:line-break/><text:tab/><text:tab/>[alertView </text:span><text:span text:style-name="T15">show</text:span><text:span text:style-name="T37">]; <text:line-break/><text:tab/>} </text:span><text:span text:style-name="T35"><text:line-break/></text:span><text:span text:style-name="T33">}</text:span></text:p>
          <text:p text:style-name="P6"><text:span text:style-name="T55">What this does:</text:span><text:span text:style-name="T56"> This determines which button (</text:span><text:span text:style-name="T57">sender</text:span><text:span text:style-name="T56">) was pressed by comparing it's “tag” against a predefined list (</text:span><text:span text:style-name="T61">SocialButtonTags</text:span><text:span text:style-name="T56">). <text:s/>It then uses that variable to initialize the </text:span><text:span text:style-name="T55">SLComposeViewController </text:span><text:span text:style-name="T56">serviceType. <text:s/>It then presents that view controller.</text:span></text:p>
          <text:p text:style-name="P9"/>
        </text:list-item>
        <text:list-item>
          <text:p text:style-name="P6"><text:span text:style-name="T56">The selector </text:span><text:span text:style-name="T57">showUnavailableAlertForServiceType:</text:span><text:span text:style-name="T56"> selector if that type of activity is not available on that device (for example, a Facebook account may not be setup on the device being used). <text:s/>This means we'll need to add that selector to </text:span><text:span text:style-name="T55">SocialViewController.m</text:span><text:span text:style-name="T56">.</text:span></text:p>
          <text:p text:style-name="P10"><text:span text:style-name="T56"><text:line-break/></text:span><text:span text:style-name="T62">- (</text:span><text:span text:style-name="T64">void</text:span><text:span text:style-name="T60">)showUnavailableAlertForServiceType: (</text:span><text:span text:style-name="T65">NSString </text:span><text:span text:style-name="T60">*)serviceType </text:span><text:span text:style-name="T35">{<text:line-break/></text:span><text:span text:style-name="T37"><text:tab/></text:span><text:span text:style-name="T9">NSString </text:span><text:span text:style-name="T37">*serviceName = </text:span><text:span text:style-name="T26">@""</text:span><text:span text:style-name="T37">;<text:line-break/><text:tab/></text:span><text:span text:style-name="T4">if </text:span><text:span text:style-name="T37">(serviceType == </text:span><text:span text:style-name="T9">SLServiceTypeFacebook</text:span><text:span text:style-name="T37">) {<text:line-break/><text:tab/><text:tab/>serviceName = </text:span><text:span text:style-name="T26">@"Facebook"</text:span><text:span text:style-name="T37">;<text:line-break/><text:tab/>} </text:span><text:span text:style-name="T4">else if </text:span><text:span text:style-name="T37">(serviceType == </text:span><text:span text:style-name="T9">SLServiceTypeSinaWeibo</text:span><text:span text:style-name="T37">) { <text:line-break/><text:tab/><text:tab/>serviceName = </text:span><text:span text:style-name="T26">@"Sina Weibo"</text:span><text:span text:style-name="T37">;<text:line-break/><text:tab/>} </text:span><text:span text:style-name="T4">else if </text:span><text:span text:style-name="T37">(serviceType == </text:span><text:span text:style-name="T9">SLServiceTypeTwitter</text:span><text:span text:style-name="T37">) {<text:line-break/><text:tab/><text:tab/>serviceName = </text:span><text:span text:style-name="T26">@"Twitter"</text:span><text:span text:style-name="T37">; <text:line-break/><text:tab/>} <text:line-break/><text:tab/></text:span><text:span text:style-name="T9">UIAlertView </text:span><text:span text:style-name="T37">*alertView = [[</text:span><text:span text:style-name="T9">UIAlertView </text:span><text:span text:style-name="T15">alloc</text:span><text:span text:style-name="T37">] </text:span><text:span text:style-name="T15">initWithTitle</text:span><text:span text:style-name="T37">:</text:span><text:span text:style-name="T26">@"Account" </text:span><text:span text:style-name="T15">message</text:span><text:span text:style-name="T37">:[</text:span><text:span text:style-name="T9">NSString </text:span><text:span text:style-name="T15">stringWithFormat</text:span><text:span text:style-name="T37">:</text:span><text:span text:style-name="T26">@"Please go to the device settings and add a %@ account in order to share through that service"</text:span><text:span text:style-name="T37">, serviceName] <text:s/></text:span><text:span text:style-name="T15">delegate</text:span><text:span text:style-name="T37">:</text:span><text:span text:style-name="T4">nil </text:span><text:span text:style-name="T15">cancelButtonTitle</text:span><text:span text:style-name="T37">:</text:span><text:span text:style-name="T26">@"Dismiss" </text:span><text:span text:style-name="T15">otherButtonTitles</text:span><text:span text:style-name="T37">:</text:span><text:span text:style-name="T4">nil</text:span><text:span text:style-name="T37">];<text:line-break/><text:tab/>[alertView </text:span><text:span text:style-name="T15">show</text:span><text:span text:style-name="T37">];<text:line-break/>}</text:span></text:p>
        </text:list-item>
      </text:list>
      <text:p text:style-name="Text_20_body"><text:span text:style-name="T55"><text:tab/>What this does:</text:span><text:span text:style-name="T56"> This simply shows an alert view with a message specific to the requested service.</text:span></text:p>
      <text:p text:style-name="P4"/>
      <text:list xml:id="list1918298498" text:continue-numbering="true" text:style-name="L1">
        <text:list-item>
          <text:p text:style-name="P5"><text:span text:style-name="T18">RUN THE APP.</text:span><text:span text:style-name="T55"> <text:s/></text:span><text:span text:style-name="T56">Pressing one of the buttons for a specific social network will now display a SLComposeViewController with the appropriate service already initializ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Menlo" svg:font-family="Menlo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1.18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Eberhardt</meta:initial-creator>
    <meta:creation-date>2012-10-30T15:56:37</meta:creation-date>
    <dc:date>2012-11-05T07:34:54</dc:date>
    <dc:creator>James Eberhardt</dc:creator>
    <meta:editing-duration>PT5H22M40S</meta:editing-duration>
    <meta:editing-cycles>21</meta:editing-cycles>
    <meta:generator>OpenOffice.org/3.3$Unix OpenOffice.org_project/330m20$Build-9567</meta:generator>
    <meta:document-statistic meta:table-count="0" meta:image-count="0" meta:object-count="0" meta:page-count="3" meta:paragraph-count="27" meta:word-count="713" meta:character-count="5863"/>
  </office:meta>
</office:document-meta>
</file>